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ff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999966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ff99cc"/>
    </style:style>
    <style:style style:name="ce7" style:family="table-cell" style:parent-style-name="Default">
      <style:table-cell-properties fo:background-color="#11111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Spectrum analyser readings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GNU Radio readings (Gain = 0db)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GNU Radio readings (Gain = 10db)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GNU Radio readings (Gain = 20db)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GNU Radio readings (Gain = 30db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GNU Radio readings (Gain = 40db)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P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nn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nn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nn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nn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nn</text:p>
          </table:table-cell>
          <table:table-cell office:value-type="string" calcext:value-type="string">
            <text:p>SNR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Snn</text:p>
          </table:table-cell>
          <table:table-cell office:value-type="string" calcext:value-type="string">
            <text:p>SNR</text:p>
          </table:table-cell>
        </table:table-row>
        <table:table-row table:style-name="ro1">
          <table:table-cell office:value-type="float" office:value="-82.12" calcext:value-type="float">
            <text:p>-82.12</text:p>
          </table:table-cell>
          <table:table-cell office:value-type="float" office:value="-100.6" calcext:value-type="float">
            <text:p>-100.6</text:p>
          </table:table-cell>
          <table:table-cell table:formula="of:=[.A3]-[.B3]" office:value-type="float" office:value="18.48" calcext:value-type="float">
            <text:p>18.48</text:p>
          </table:table-cell>
          <table:table-cell table:style-name="ce2" table:formula="of:=10*LOG((10^([.C3]/10)) - 1)" office:value-type="float" office:value="18.4179296588985" calcext:value-type="float">
            <text:p>18.4179296589</text:p>
          </table:table-cell>
          <table:table-cell office:value-type="float" office:value="-82.12" calcext:value-type="float">
            <text:p>-82.12</text:p>
          </table:table-cell>
          <table:table-cell office:value-type="float" office:value="-100.6" calcext:value-type="float">
            <text:p>-100.6</text:p>
          </table:table-cell>
          <table:table-cell table:formula="of:=[.E3]-[.F3]" office:value-type="float" office:value="18.48" calcext:value-type="float">
            <text:p>18.48</text:p>
          </table:table-cell>
          <table:table-cell table:style-name="ce2" table:formula="of:=10*LOG((10^([.G3]/10)) - 1)" office:value-type="float" office:value="18.4179296588985" calcext:value-type="float">
            <text:p>18.4179296589</text:p>
          </table:table-cell>
          <table:table-cell office:value-type="float" office:value="-74.51" calcext:value-type="float">
            <text:p>-74.51</text:p>
          </table:table-cell>
          <table:table-cell office:value-type="float" office:value="-91.63" calcext:value-type="float">
            <text:p>-91.63</text:p>
          </table:table-cell>
          <table:table-cell table:formula="of:=[.I3]-[.J3]" office:value-type="float" office:value="17.12" calcext:value-type="float">
            <text:p>17.12</text:p>
          </table:table-cell>
          <table:table-cell table:style-name="ce2" table:formula="of:=10*LOG((10^([.K3]/10)) - 1)" office:value-type="float" office:value="17.0348796546035" calcext:value-type="float">
            <text:p>17.0348796546</text:p>
          </table:table-cell>
          <table:table-cell office:value-type="float" office:value="-65.62" calcext:value-type="float">
            <text:p>-65.62</text:p>
          </table:table-cell>
          <table:table-cell office:value-type="float" office:value="-81.85" calcext:value-type="float">
            <text:p>-81.85</text:p>
          </table:table-cell>
          <table:table-cell table:formula="of:=[.M3]-[.N3]" office:value-type="float" office:value="16.23" calcext:value-type="float">
            <text:p>16.23</text:p>
          </table:table-cell>
          <table:table-cell table:formula="of:=10*LOG((10^([.O3]/10)) - 1)" office:value-type="float" office:value="16.1252848428023" calcext:value-type="float">
            <text:p>16.1252848428</text:p>
          </table:table-cell>
          <table:table-cell office:value-type="float" office:value="-55.22" calcext:value-type="float">
            <text:p>-55.22</text:p>
          </table:table-cell>
          <table:table-cell office:value-type="float" office:value="-72.61" calcext:value-type="float">
            <text:p>-72.61</text:p>
          </table:table-cell>
          <table:table-cell table:formula="of:=[.Q3]-[.R3]" office:value-type="float" office:value="17.39" calcext:value-type="float">
            <text:p>17.39</text:p>
          </table:table-cell>
          <table:table-cell table:style-name="ce2" table:formula="of:=10*LOG((10^([.S3]/10)) - 1)" office:value-type="float" office:value="17.3100579497115" calcext:value-type="float">
            <text:p>17.3100579497</text:p>
          </table:table-cell>
          <table:table-cell office:value-type="float" office:value="-43.8" calcext:value-type="float">
            <text:p>-43.8</text:p>
          </table:table-cell>
          <table:table-cell office:value-type="float" office:value="-61.2" calcext:value-type="float">
            <text:p>-61.2</text:p>
          </table:table-cell>
          <table:table-cell table:formula="of:=[.U3]-[.V3]" office:value-type="float" office:value="17.4" calcext:value-type="float">
            <text:p>17.4</text:p>
          </table:table-cell>
          <table:table-cell table:style-name="ce2" table:formula="of:=10*LOG((10^([.W3]/10)) - 1)" office:value-type="float" office:value="17.3202435099931" calcext:value-type="float">
            <text:p>17.320243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2:56:34.774042929</meta:creation-date>
    <dc:date>2018-11-12T14:35:33.624288036</dc:date>
    <meta:editing-duration>PT38M7S</meta:editing-duration>
    <meta:editing-cycles>1</meta:editing-cycles>
    <meta:document-statistic meta:table-count="1" meta:cell-count="54" meta:object-count="0"/>
    <meta:generator>LibreOffice/5.1.6.2$Linux_X86_64 LibreOffice_project/10m0$Build-2</meta:generator>
  </office:meta>
</office:document-meta>
</file>